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5cm" draw:marker-end-width="0.25cm" draw:fill="none" draw:fill-color="#729fcf" draw:textarea-vertical-align="middle" draw:auto-grow-height="false" fo:min-height="2.57cm" fo:min-width="2.32cm" fo:padding-top="0.14cm" fo:padding-bottom="0.14cm" fo:padding-left="0.265cm" fo:padding-right="0.265cm" fo:wrap-option="wrap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2.55cm" fo:min-width="0.002cm"/>
    </style:style>
    <style:style style:name="gr3" style:family="graphic" style:parent-style-name="objectwithoutfill">
      <style:graphic-properties svg:stroke-width="0.03cm" svg:stroke-color="#000000" draw:marker-start-width="0.295cm" draw:marker-end="Linienspitzen_20_2" draw:marker-end-width="0.2cm" draw:fill="none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2cm" svg:stroke-color="#000000" draw:marker-start-width="0.24cm" draw:marker-end-width="0.24cm" draw:fill="none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objectwithoutfill">
      <style:graphic-properties svg:stroke-width="0.03cm" svg:stroke-color="#000000" draw:marker-start-width="0.295cm" draw:marker-end="Linienspitzen_20_2" draw:marker-end-width="0.1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2.85cm" svg:height="2.85cm" svg:x="2.331cm" svg:y="1.578cm">
            <text:p/>
            <draw:enhanced-geometry draw:glue-point-type="segments" draw:type="mso-spt100" draw:modifiers="-89.6178021670858 89.442474236216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0.502cm" svg:height="2.8cm" svg:x="3.703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3.723cm" svg:y1="1.58cm" svg:x2="4.018cm" svg:y2="1.58cm">
            <text:p/>
          </draw:line>
        </draw:g>
        <draw:g>
          <draw:g>
            <draw:line draw:style-name="gr4" draw:text-style-name="P3" draw:layer="layout" svg:x1="1.668cm" svg:y1="3.337cm" svg:x2="1.845cm" svg:y2="3.16cm">
              <text:p/>
            </draw:line>
            <draw:line draw:style-name="gr4" draw:text-style-name="P3" draw:layer="layout" svg:x1="1.845cm" svg:y1="3.337cm" svg:x2="1.668cm" svg:y2="3.16cm">
              <text:p/>
            </draw:line>
          </draw:g>
          <draw:g>
            <draw:line draw:style-name="gr4" draw:text-style-name="P3" draw:layer="layout" svg:x1="2.668cm" svg:y1="3.337cm" svg:x2="2.845cm" svg:y2="3.16cm">
              <text:p/>
            </draw:line>
            <draw:line draw:style-name="gr4" draw:text-style-name="P3" draw:layer="layout" svg:x1="2.845cm" svg:y1="3.337cm" svg:x2="2.668cm" svg:y2="3.16cm">
              <text:p/>
            </draw:line>
          </draw:g>
          <draw:g>
            <draw:line draw:style-name="gr4" draw:text-style-name="P3" draw:layer="layout" svg:x1="3.668cm" svg:y1="3.337cm" svg:x2="3.845cm" svg:y2="3.16cm">
              <text:p/>
            </draw:line>
            <draw:line draw:style-name="gr4" draw:text-style-name="P3" draw:layer="layout" svg:x1="3.845cm" svg:y1="3.337cm" svg:x2="3.668cm" svg:y2="3.16cm">
              <text:p/>
            </draw:line>
          </draw:g>
          <draw:g>
            <draw:line draw:style-name="gr4" draw:text-style-name="P3" draw:layer="layout" svg:x1="2.168cm" svg:y1="3.837cm" svg:x2="2.345cm" svg:y2="3.66cm">
              <text:p/>
            </draw:line>
            <draw:line draw:style-name="gr4" draw:text-style-name="P3" draw:layer="layout" svg:x1="2.345cm" svg:y1="3.837cm" svg:x2="2.168cm" svg:y2="3.66cm">
              <text:p/>
            </draw:line>
          </draw:g>
          <draw:g>
            <draw:line draw:style-name="gr4" draw:text-style-name="P3" draw:layer="layout" svg:x1="3.168cm" svg:y1="3.837cm" svg:x2="3.345cm" svg:y2="3.66cm">
              <text:p/>
            </draw:line>
            <draw:line draw:style-name="gr4" draw:text-style-name="P3" draw:layer="layout" svg:x1="3.345cm" svg:y1="3.837cm" svg:x2="3.168cm" svg:y2="3.66cm">
              <text:p/>
            </draw:line>
          </draw:g>
          <draw:g>
            <draw:line draw:style-name="gr4" draw:text-style-name="P3" draw:layer="layout" svg:x1="1.668cm" svg:y1="4.337cm" svg:x2="1.845cm" svg:y2="4.16cm">
              <text:p/>
            </draw:line>
            <draw:line draw:style-name="gr4" draw:text-style-name="P3" draw:layer="layout" svg:x1="1.845cm" svg:y1="4.337cm" svg:x2="1.668cm" svg:y2="4.16cm">
              <text:p/>
            </draw:line>
          </draw:g>
          <draw:g>
            <draw:line draw:style-name="gr4" draw:text-style-name="P3" draw:layer="layout" svg:x1="2.668cm" svg:y1="4.337cm" svg:x2="2.845cm" svg:y2="4.16cm">
              <text:p/>
            </draw:line>
            <draw:line draw:style-name="gr4" draw:text-style-name="P3" draw:layer="layout" svg:x1="2.845cm" svg:y1="4.337cm" svg:x2="2.668cm" svg:y2="4.16cm">
              <text:p/>
            </draw:line>
          </draw:g>
          <draw:g>
            <draw:line draw:style-name="gr4" draw:text-style-name="P3" draw:layer="layout" svg:x1="3.668cm" svg:y1="4.337cm" svg:x2="3.845cm" svg:y2="4.16cm">
              <text:p/>
            </draw:line>
            <draw:line draw:style-name="gr4" draw:text-style-name="P3" draw:layer="layout" svg:x1="3.845cm" svg:y1="4.337cm" svg:x2="3.668cm" svg:y2="4.16cm">
              <text:p/>
            </draw:line>
          </draw:g>
          <draw:g>
            <draw:line draw:style-name="gr4" draw:text-style-name="P3" draw:layer="layout" svg:x1="2.168cm" svg:y1="2.837cm" svg:x2="2.345cm" svg:y2="2.66cm">
              <text:p/>
            </draw:line>
            <draw:line draw:style-name="gr4" draw:text-style-name="P3" draw:layer="layout" svg:x1="2.345cm" svg:y1="2.837cm" svg:x2="2.168cm" svg:y2="2.66cm">
              <text:p/>
            </draw:line>
          </draw:g>
          <draw:g>
            <draw:line draw:style-name="gr4" draw:text-style-name="P3" draw:layer="layout" svg:x1="3.168cm" svg:y1="2.837cm" svg:x2="3.345cm" svg:y2="2.66cm">
              <text:p/>
            </draw:line>
            <draw:line draw:style-name="gr4" draw:text-style-name="P3" draw:layer="layout" svg:x1="3.345cm" svg:y1="2.837cm" svg:x2="3.168cm" svg:y2="2.66cm">
              <text:p/>
            </draw:line>
          </draw:g>
          <draw:g>
            <draw:line draw:style-name="gr4" draw:text-style-name="P3" draw:layer="layout" svg:x1="2.169cm" svg:y1="4.838cm" svg:x2="2.346cm" svg:y2="4.661cm">
              <text:p/>
            </draw:line>
            <draw:line draw:style-name="gr4" draw:text-style-name="P3" draw:layer="layout" svg:x1="2.346cm" svg:y1="4.838cm" svg:x2="2.169cm" svg:y2="4.661cm">
              <text:p/>
            </draw:line>
          </draw:g>
          <draw:g>
            <draw:line draw:style-name="gr4" draw:text-style-name="P3" draw:layer="layout" svg:x1="3.169cm" svg:y1="4.838cm" svg:x2="3.346cm" svg:y2="4.661cm">
              <text:p/>
            </draw:line>
            <draw:line draw:style-name="gr4" draw:text-style-name="P3" draw:layer="layout" svg:x1="3.346cm" svg:y1="4.838cm" svg:x2="3.169cm" svg:y2="4.661cm">
              <text:p/>
            </draw:line>
          </draw:g>
          <draw:g>
            <draw:line draw:style-name="gr4" draw:text-style-name="P3" draw:layer="layout" svg:x1="1.169cm" svg:y1="2.838cm" svg:x2="1.346cm" svg:y2="2.661cm">
              <text:p/>
            </draw:line>
            <draw:line draw:style-name="gr4" draw:text-style-name="P3" draw:layer="layout" svg:x1="1.346cm" svg:y1="2.838cm" svg:x2="1.169cm" svg:y2="2.661cm">
              <text:p/>
            </draw:line>
          </draw:g>
          <draw:g>
            <draw:line draw:style-name="gr4" draw:text-style-name="P3" draw:layer="layout" svg:x1="1.17cm" svg:y1="3.839cm" svg:x2="1.347cm" svg:y2="3.662cm">
              <text:p/>
            </draw:line>
            <draw:line draw:style-name="gr4" draw:text-style-name="P3" draw:layer="layout" svg:x1="1.347cm" svg:y1="3.839cm" svg:x2="1.17cm" svg:y2="3.662cm">
              <text:p/>
            </draw:line>
          </draw:g>
          <draw:g>
            <draw:line draw:style-name="gr4" draw:text-style-name="P3" draw:layer="layout" svg:x1="1.171cm" svg:y1="4.84cm" svg:x2="1.348cm" svg:y2="4.663cm">
              <text:p/>
            </draw:line>
            <draw:line draw:style-name="gr4" draw:text-style-name="P3" draw:layer="layout" svg:x1="1.348cm" svg:y1="4.84cm" svg:x2="1.171cm" svg:y2="4.663cm">
              <text:p/>
            </draw:line>
          </draw:g>
          <draw:g>
            <draw:line draw:style-name="gr4" draw:text-style-name="P3" draw:layer="layout" svg:x1="1.668cm" svg:y1="2.338cm" svg:x2="1.845cm" svg:y2="2.161cm">
              <text:p/>
            </draw:line>
            <draw:line draw:style-name="gr4" draw:text-style-name="P3" draw:layer="layout" svg:x1="1.845cm" svg:y1="2.338cm" svg:x2="1.668cm" svg:y2="2.161cm">
              <text:p/>
            </draw:line>
          </draw:g>
          <draw:g>
            <draw:line draw:style-name="gr4" draw:text-style-name="P3" draw:layer="layout" svg:x1="2.668cm" svg:y1="2.338cm" svg:x2="2.845cm" svg:y2="2.161cm">
              <text:p/>
            </draw:line>
            <draw:line draw:style-name="gr4" draw:text-style-name="P3" draw:layer="layout" svg:x1="2.845cm" svg:y1="2.338cm" svg:x2="2.668cm" svg:y2="2.161cm">
              <text:p/>
            </draw:line>
          </draw:g>
          <draw:g>
            <draw:line draw:style-name="gr4" draw:text-style-name="P3" draw:layer="layout" svg:x1="3.668cm" svg:y1="2.338cm" svg:x2="3.845cm" svg:y2="2.161cm">
              <text:p/>
            </draw:line>
            <draw:line draw:style-name="gr4" draw:text-style-name="P3" draw:layer="layout" svg:x1="3.845cm" svg:y1="2.338cm" svg:x2="3.668cm" svg:y2="2.161cm">
              <text:p/>
            </draw:line>
          </draw:g>
          <draw:g>
            <draw:line draw:style-name="gr4" draw:text-style-name="P3" draw:layer="layout" svg:x1="2.168cm" svg:y1="1.838cm" svg:x2="2.345cm" svg:y2="1.661cm">
              <text:p/>
            </draw:line>
            <draw:line draw:style-name="gr4" draw:text-style-name="P3" draw:layer="layout" svg:x1="2.345cm" svg:y1="1.838cm" svg:x2="2.168cm" svg:y2="1.661cm">
              <text:p/>
            </draw:line>
          </draw:g>
          <draw:g>
            <draw:line draw:style-name="gr4" draw:text-style-name="P3" draw:layer="layout" svg:x1="3.168cm" svg:y1="1.838cm" svg:x2="3.345cm" svg:y2="1.661cm">
              <text:p/>
            </draw:line>
            <draw:line draw:style-name="gr4" draw:text-style-name="P3" draw:layer="layout" svg:x1="3.345cm" svg:y1="1.838cm" svg:x2="3.168cm" svg:y2="1.661cm">
              <text:p/>
            </draw:line>
          </draw:g>
          <draw:g>
            <draw:line draw:style-name="gr4" draw:text-style-name="P3" draw:layer="layout" svg:x1="1.169cm" svg:y1="1.839cm" svg:x2="1.346cm" svg:y2="1.662cm">
              <text:p/>
            </draw:line>
            <draw:line draw:style-name="gr4" draw:text-style-name="P3" draw:layer="layout" svg:x1="1.346cm" svg:y1="1.839cm" svg:x2="1.169cm" svg:y2="1.662cm">
              <text:p/>
            </draw:line>
          </draw:g>
          <draw:g>
            <draw:line draw:style-name="gr4" draw:text-style-name="P3" draw:layer="layout" svg:x1="1.668cm" svg:y1="1.339cm" svg:x2="1.845cm" svg:y2="1.162cm">
              <text:p/>
            </draw:line>
            <draw:line draw:style-name="gr4" draw:text-style-name="P3" draw:layer="layout" svg:x1="1.845cm" svg:y1="1.339cm" svg:x2="1.668cm" svg:y2="1.162cm">
              <text:p/>
            </draw:line>
          </draw:g>
          <draw:g>
            <draw:line draw:style-name="gr4" draw:text-style-name="P3" draw:layer="layout" svg:x1="2.668cm" svg:y1="1.339cm" svg:x2="2.845cm" svg:y2="1.162cm">
              <text:p/>
            </draw:line>
            <draw:line draw:style-name="gr4" draw:text-style-name="P3" draw:layer="layout" svg:x1="2.845cm" svg:y1="1.339cm" svg:x2="2.668cm" svg:y2="1.162cm">
              <text:p/>
            </draw:line>
          </draw:g>
          <draw:g>
            <draw:line draw:style-name="gr4" draw:text-style-name="P3" draw:layer="layout" svg:x1="3.668cm" svg:y1="1.339cm" svg:x2="3.845cm" svg:y2="1.162cm">
              <text:p/>
            </draw:line>
            <draw:line draw:style-name="gr4" draw:text-style-name="P3" draw:layer="layout" svg:x1="3.845cm" svg:y1="1.339cm" svg:x2="3.668cm" svg:y2="1.162cm">
              <text:p/>
            </draw:line>
          </draw:g>
        </draw:g>
        <draw:line draw:style-name="gr3" draw:text-style-name="P3" draw:layer="layout" svg:x1="4.581cm" svg:y1="4.428cm" svg:x2="3.831cm" svg:y2="4.428cm">
          <text:p/>
        </draw:line>
        <draw:g>
          <svg:title>TexMaths</svg:title>
          <svg:desc>12§latex§$\vec{v}_{e}$§svg§600§TRUE§</svg:desc>
          <draw:g>
            <draw:path draw:style-name="gr5" draw:text-style-name="P4" draw:layer="layout" svg:width="0.184cm" svg:height="0.083cm" svg:x="4.763cm" svg:y="4.243cm" svg:viewBox="0 0 185 84" svg:d="M148 50c-6 6-19 17-19 25 0 4 4 9 9 9 3 0 6-4 7-6 6-6 15-18 33-28 4-1 7-3 7-8s-2-6-6-9c-9-5-13-14-16-23-1-4-3-10-9-10s-8 6-8 10c0 1 4 15 10 23-48 0-95 0-142 0-7 0-14 0-14 9 0 8 7 8 14 8 45 0 90 0 134 0z">
              <text:p/>
            </draw:path>
            <draw:path draw:style-name="gr5" draw:text-style-name="P4" draw:layer="layout" svg:width="0.183cm" svg:height="0.189cm" svg:x="4.715cm" svg:y="4.358cm" svg:viewBox="0 0 184 190" svg:d="M184 29c0-23-11-29-19-29-11 0-20 11-20 19 0 6 2 9 7 13 8 9 14 19 14 35 0 18-26 114-75 114-22 0-31-15-31-37 0-23 12-54 25-89 2-7 5-13 5-22 0-17-13-33-35-33-39 0-55 61-55 65 0 3 4 3 5 3 5 0 5-1 7-7 12-43 30-53 42-53 3 0 11 0 11 15 0 9-5 21-8 28-19 49-24 69-24 87 0 45 38 52 57 52 70 0 94-140 94-161z">
              <text:p/>
            </draw:path>
            <draw:path draw:style-name="gr5" draw:text-style-name="P4" draw:layer="layout" svg:width="0.125cm" svg:height="0.132cm" svg:x="4.925cm" svg:y="4.476cm" svg:viewBox="0 0 126 133" svg:d="M45 62c9 0 33 0 48-6 22-7 25-21 25-30 0-16-15-26-35-26-35 0-83 28-83 78 0 28 18 55 53 55 49 0 73-30 73-34 0-1-3-4-5-4-3 0-3 0-5 2-23 27-57 27-62 27-18 0-30-12-30-35 0-4 0-10 4-27 5 0 11 0 17 0zM30 54c12-42 44-46 53-46 13 0 23 6 23 18 0 28-50 28-62 28-5 0-9 0-14 0z">
              <text:p/>
            </draw:path>
          </draw:g>
        </draw:g>
        <draw:line draw:style-name="gr3" draw:text-style-name="P3" draw:layer="layout" svg:x1="3.814cm" svg:y1="4.403cm" svg:x2="3.814cm" svg:y2="2.953cm">
          <text:p/>
        </draw:line>
        <draw:g>
          <svg:title>TexMaths</svg:title>
          <svg:desc>12§latex§$\vec{F}_{\mathrm{L}} = e\,\vec{v}\times\vec{B}$§svg§600§TRUE§</svg:desc>
          <draw:g>
            <draw:path draw:style-name="gr5" draw:text-style-name="P4" draw:layer="layout" svg:width="0.186cm" svg:height="0.083cm" svg:x="4.139cm" svg:y="3.145cm" svg:viewBox="0 0 187 84" svg:d="M150 50c-6 5-20 17-20 25 0 4 4 9 8 9s6-4 8-6c5-6 15-18 34-28 2-1 7-3 7-8s-4-6-6-8c-9-6-14-15-18-24-1-4-2-10-8-10s-9 6-9 10c0 1 4 15 11 24-47 0-95 0-143 0-7 0-14 0-14 8s7 8 14 8c46 0 91 0 136 0z">
              <text:p/>
            </draw:path>
            <draw:path draw:style-name="gr5" draw:text-style-name="P4" draw:layer="layout" svg:width="0.298cm" svg:height="0.284cm" svg:x="4.017cm" svg:y="3.266cm" svg:viewBox="0 0 299 285" svg:d="M112 148c13 0 27 0 40 0 31 0 35 8 35 20 0 2 0 8-4 20 0 2-1 3-1 5 0 3 3 4 6 4 4 0 4-1 6-8 8-30 15-61 23-91 1-5 1-6 1-7s0-5-5-5c-4 0-4 3-6 10-9 32-19 39-55 39-12 0-25 0-38 0 9-35 18-71 28-106 3-15 3-16 22-16s37 0 55 0c52 0 63 13 63 46 0 9 0 12-3 22 0 6 0 6 0 8s2 6 5 6c5 0 5-3 6-11 3-25 6-49 9-73 1-11-2-11-12-11-69 0-138 0-207 0-8 0-12 0-12 8 0 5 4 5 12 5 16 0 27 0 27 7 0 2 0 3-1 10-19 74-38 148-57 222-3 17-5 20-38 20-7 0-11 0-11 8 0 5 5 5 6 5 12 0 43-1 55-1 15 0 49 1 64 1 3 0 8 0 8-7 0-4-1-4-2-5s-3-1-12-1c-10 0-12 0-22 0-12-2-14-4-14-9 0-1 0-3 2-9 9-35 18-71 27-106z">
              <text:p/>
            </draw:path>
            <draw:path draw:style-name="gr5" draw:text-style-name="P4" draw:layer="layout" svg:width="0.174cm" svg:height="0.2cm" svg:x="4.288cm" svg:y="3.413cm" svg:viewBox="0 0 175 201" svg:d="M175 123c-3 0-6 0-9 0-4 29-9 67-64 67-10 0-20 0-30 0-13 0-13-2-13-12 0-51 0-103 0-154 0-10 0-13 27-13 4 0 7 0 10 0 0-4 0-7 0-11-6 0-43 1-52 1-10 0-29-1-44-1 0 4 0 7 0 11 2 0 5 0 7 0 23 0 23 2 23 13 0 51 0 102 0 153 0 10 0 13-23 13-2 0-5 0-7 0 0 4 0 7 0 11 56 0 111 0 167 0 3-26 5-52 8-78z">
              <text:p/>
            </draw:path>
            <draw:path draw:style-name="gr5" draw:text-style-name="P4" draw:layer="layout" svg:width="0.278cm" svg:height="0.097cm" svg:x="4.642cm" svg:y="3.397cm" svg:viewBox="0 0 279 98" svg:d="M265 17c6 0 14 0 14-9 0-8-8-8-13-8-84 0-168 0-253 0-6 0-13 0-13 8 0 9 7 9 13 9 84 0 168 0 252 0zM266 98c5 0 13 0 13-8 0-9-8-9-14-9-84 0-168 0-252 0-6 0-13 0-13 9 0 8 7 8 13 8 85 0 169 0 253 0z">
              <text:p/>
            </draw:path>
            <draw:path draw:style-name="gr5" draw:text-style-name="P4" draw:layer="layout" svg:width="0.161cm" svg:height="0.189cm" svg:x="5.082cm" svg:y="3.365cm" svg:viewBox="0 0 162 190" svg:d="M59 89c12 0 43 0 65-10 30-12 31-37 31-43 0-18-16-36-45-36-46 0-110 41-110 115 0 42 24 75 66 75 60 0 96-44 96-49 0-2-2-6-6-6-1 0-2 1-5 5-33 41-79 41-84 41-33 0-37-35-37-48 0-6 0-18 7-44 7 0 15 0 22 0zM40 79c15-63 60-69 70-69 20 0 32 12 32 26 0 43-68 43-86 43-5 0-11 0-16 0z">
              <text:p/>
            </draw:path>
            <draw:path draw:style-name="gr5" draw:text-style-name="P4" draw:layer="layout" svg:width="0.186cm" svg:height="0.082cm" svg:x="5.389cm" svg:y="3.251cm" svg:viewBox="0 0 187 83" svg:d="M150 50c-6 5-20 17-20 24 0 5 4 9 8 9s6-3 8-5c5-7 15-18 34-28 2-1 7-3 7-8s-4-7-6-8c-9-8-14-15-18-24 0-5-2-10-8-10s-9 5-9 8 4 16 11 26c-47 0-95 0-143 0-7 0-14 0-14 8s7 8 14 8c46 0 91 0 136 0z">
              <text:p/>
            </draw:path>
            <draw:path draw:style-name="gr5" draw:text-style-name="P4" draw:layer="layout" svg:width="0.184cm" svg:height="0.189cm" svg:x="5.341cm" svg:y="3.365cm" svg:viewBox="0 0 185 190" svg:d="M185 30c0-23-11-30-18-30-11 0-22 11-22 20 0 6 3 9 7 14 9 8 15 19 15 33 0 18-25 114-76 114-20 0-31-15-31-36 0-24 12-54 25-89 3-7 5-13 5-21 0-19-13-35-35-35-39 0-55 61-55 65s4 4 5 4c5 0 5-1 7-8 12-42 30-51 42-51 4 0 11 0 11 13 0 11-5 21-7 30-18 48-24 68-24 86 0 44 37 51 56 51 71 0 95-139 95-160z">
              <text:p/>
            </draw:path>
            <draw:path draw:style-name="gr5" draw:text-style-name="P4" draw:layer="layout" svg:width="0.203cm" svg:height="0.201cm" svg:x="5.703cm" svg:y="3.345cm" svg:viewBox="0 0 204 202" svg:d="M102 90c-28-28-56-56-84-84-5-5-6-6-10-6-3 0-8 4-8 8 0 3 1 4 6 9 28 28 56 56 84 85-28 28-56 56-84 83-5 5-6 6-6 9 0 5 5 8 8 8 4 0 5-1 10-6 28-28 56-56 84-84 29 30 58 59 87 88 2 1 4 2 6 2 5 0 9-3 9-8 0-1 0-3-1-5-2-1-67-67-89-87 26-26 51-52 77-78 2-2 8-7 10-10 0-1 3-3 3-6 0-4-4-8-9-8-3 0-4 1-9 6-28 28-56 56-84 84z">
              <text:p/>
            </draw:path>
            <draw:path draw:style-name="gr5" draw:text-style-name="P4" draw:layer="layout" svg:width="0.186cm" svg:height="0.083cm" svg:x="6.207cm" svg:y="3.145cm" svg:viewBox="0 0 187 84" svg:d="M150 50c-6 5-20 17-20 25 0 4 4 9 8 9 5 0 6-4 8-6 5-6 15-18 34-28 2-1 7-3 7-8s-4-6-6-8c-9-6-14-15-18-24 0-4-3-10-8-10-6 0-9 6-9 10 0 1 4 15 11 24-47 0-95 0-143 0-6 0-14 0-14 8s8 8 14 8c46 0 91 0 136 0z">
              <text:p/>
            </draw:path>
            <draw:path draw:style-name="gr5" draw:text-style-name="P4" draw:layer="layout" svg:width="0.299cm" svg:height="0.285cm" svg:x="6.081cm" svg:y="3.265cm" svg:viewBox="0 0 300 286" svg:d="M49 254c-5 16-5 19-38 19-7 0-11 0-11 8 0 5 4 5 11 5 50 0 100 0 150 0 67 0 116-49 116-91 0-30-24-54-65-59 43-8 88-39 88-79 0-31-28-57-78-57-47 0-94 0-142 0-8 0-12 0-12 8 0 5 4 5 12 5 6 0 9 0 16 0 7 1 11 1 11 7 0 2 0 3-1 9-19 75-38 150-57 225zM113 133c9-35 17-70 26-104 4-15 5-16 23-16s36 0 54 0c37 0 45 24 45 43 0 37-36 77-87 77-20 0-41 0-61 0zM94 273c-6 0-6 0-10 0s-5-1-5-5c0-1 0-1 3-10 9-38 19-77 28-116 27 0 53 0 79 0 41 0 50 32 50 49 0 41-39 82-88 82-19 0-38 0-57 0z">
              <text:p/>
            </draw:path>
          </draw:g>
        </draw:g>
        <draw:line draw:style-name="gr6" draw:text-style-name="P3" draw:layer="layout" svg:x1="3.811cm" svg:y1="2.961cm" svg:x2="2.786cm" svg:y2="3.986cm">
          <text:p/>
        </draw:line>
        <draw:g>
          <svg:title>TexMaths</svg:title>
          <svg:desc>12§latex§$\vec{r}$§svg§600§TRUE§</svg:desc>
          <draw:g>
            <draw:path draw:style-name="gr5" draw:text-style-name="P4" draw:layer="layout" svg:width="0.184cm" svg:height="0.082cm" svg:x="3.168cm" svg:y="3.045cm" svg:viewBox="0 0 185 83" svg:d="M148 50c-6 5-19 17-19 24 0 5 3 9 8 9 4 0 5-3 7-5 5-6 15-18 34-28 2-1 7-3 7-8s-4-6-6-8c-10-6-14-15-17-24-1-4-3-10-8-10s-8 6-8 10c0 1 2 14 9 24-47 0-94 0-141 0-7 0-14 0-14 8s7 8 14 8c45 0 89 0 134 0z">
              <text:p/>
            </draw:path>
            <draw:path draw:style-name="gr5" draw:text-style-name="P4" draw:layer="layout" svg:width="0.17cm" svg:height="0.189cm" svg:x="3.117cm" svg:y="3.159cm" svg:viewBox="0 0 171 190" svg:d="M25 160c-1 8-4 17-4 18 0 9 6 12 12 12 5 0 14-3 16-12 1-1 15-58 17-65 3-15 10-44 13-56 2-4 13-25 24-33 3-4 15-14 33-14 11 0 17 4 18 4-13 3-23 12-23 23 0 7 6 16 17 16s23-10 23-25-14-28-35-28c-27 0-45 20-54 32-3-18-18-32-38-32-19 0-27 17-31 24-7 14-13 39-13 41 0 4 5 4 6 4 4 0 5-1 7-9 7-30 16-50 30-50 7 0 13 3 13 19 0 8-1 13-7 36-8 32-16 64-24 95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09-21T21:24:23.520595943</dc:date>
    <meta:editing-duration>PT16H34M3S</meta:editing-duration>
    <meta:editing-cycles>50</meta:editing-cycles>
    <meta:generator>LibreOffice/7.3.7.2$Linux_X86_64 LibreOffice_project/30$Build-2</meta:generator>
    <meta:document-statistic meta:object-count="101"/>
  </office:meta>
</office:document-meta>
</file>